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0386d7" officeooo:paragraph-rsid="000386d7"/>
    </style:style>
    <style:style style:name="P2" style:family="paragraph" style:parent-style-name="Standard" style:list-style-name="L1">
      <style:text-properties style:font-name="Liberation Serif" fo:font-style="normal" fo:font-weight="bold" officeooo:rsid="0008323f" officeooo:paragraph-rsid="0008323f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a9955" loext:opacity="100%" style:font-name="Noto Mono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Noto Mono"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Noto Mono" fo:background-color="#1f1f1f"/>
    </style:style>
    <style:style style:name="P6" style:family="paragraph" style:parent-style-name="Standard">
      <style:text-properties style:font-name="Noto Mono"/>
    </style:style>
    <style:style style:name="P7" style:family="paragraph" style:parent-style-name="Standard">
      <style:paragraph-properties fo:margin-top="0cm" fo:margin-bottom="0.499cm" style:contextual-spacing="false"/>
      <style:text-properties style:font-name="Noto Mono"/>
    </style:style>
    <style:style style:name="P8" style:family="paragraph" style:parent-style-name="Text_20_body" style:list-style-name="L1">
      <style:text-properties officeooo:rsid="000386d7" officeooo:paragraph-rsid="000386d7"/>
    </style:style>
    <style:style style:name="P9" style:family="paragraph" style:parent-style-name="Text_20_body" style:list-style-name="L1">
      <style:text-properties fo:font-weight="bold" officeooo:rsid="000386d7" officeooo:paragraph-rsid="000386d7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04af1b" officeooo:paragraph-rsid="0004af1b" style:font-weight-asian="bold" style:font-weight-complex="bold"/>
    </style:style>
    <style:style style:name="P11" style:family="paragraph" style:parent-style-name="Text_20_body" style:list-style-name="L1">
      <style:text-properties fo:font-style="italic" fo:font-weight="bold" officeooo:rsid="0004af1b" officeooo:paragraph-rsid="0004af1b" style:font-style-asian="italic" style:font-weight-asian="bold" style:font-style-complex="italic" style:font-weight-complex="bold"/>
    </style:style>
    <style:style style:name="P12" style:family="paragraph" style:parent-style-name="Text_20_body" style:list-style-name="L1">
      <style:text-properties fo:font-style="normal" fo:font-weight="bold" officeooo:rsid="0004af1b" officeooo:paragraph-rsid="0004af1b" style:font-style-asian="normal" style:font-weight-asian="bold" style:font-style-complex="normal" style:font-weight-complex="bold"/>
    </style:style>
    <style:style style:name="P13" style:family="paragraph" style:parent-style-name="Text_20_body" style:list-style-name="L1">
      <style:text-properties fo:font-style="normal" fo:font-weight="bold" officeooo:rsid="0005a913" officeooo:paragraph-rsid="0005a913" style:font-style-asian="normal" style:font-weight-asian="bold" style:font-style-complex="normal" style:font-weight-complex="bold"/>
    </style:style>
    <style:style style:name="P14" style:family="paragraph" style:parent-style-name="Text_20_body" style:list-style-name="L1">
      <style:text-properties style:font-name="Noto Mono" fo:font-style="normal" fo:font-weight="bold" officeooo:rsid="0005a913" officeooo:paragraph-rsid="0005a913" style:font-style-asian="normal" style:font-weight-asian="bold" style:font-style-complex="normal" style:font-weight-complex="bold"/>
    </style:style>
    <style:style style:name="P15" style:family="paragraph" style:parent-style-name="Text_20_body" style:list-style-name="L1">
      <style:text-properties style:font-name="Noto Mono" fo:font-style="normal" fo:font-weight="bold" officeooo:rsid="0006c35f" officeooo:paragraph-rsid="0006c35f" style:font-style-asian="normal" style:font-weight-asian="bold" style:font-style-complex="normal" style:font-weight-complex="bold"/>
    </style:style>
    <style:style style:name="P16" style:family="paragraph" style:parent-style-name="Text_20_body" style:list-style-name="L1">
      <style:text-properties style:font-name="Noto Mono" fo:font-style="normal" fo:font-weight="bold" officeooo:rsid="0008323f" officeooo:paragraph-rsid="0008323f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Noto Mono" fo:font-style="normal" fo:font-weight="bold" officeooo:rsid="0008323f" officeooo:paragraph-rsid="0008323f" style:font-style-asian="normal" style:font-weight-asian="bold" style:font-style-complex="normal" style:font-weight-complex="bold"/>
    </style:style>
    <style:style style:name="P18" style:family="paragraph" style:parent-style-name="Text_20_body" style:list-style-name="L1">
      <style:text-properties style:font-name="Liberation Serif" fo:font-style="normal" fo:font-weight="bold" officeooo:rsid="0005a913" officeooo:paragraph-rsid="0005a913" style:font-style-asian="normal" style:font-weight-asian="bold" style:font-style-complex="normal" style:font-weight-complex="bold"/>
    </style:style>
    <style:style style:name="P19" style:family="paragraph" style:parent-style-name="Text_20_body" style:list-style-name="L1">
      <style:text-properties style:font-name="Liberation Serif" fo:font-style="normal" fo:font-weight="bold" officeooo:rsid="0006c35f" officeooo:paragraph-rsid="0006c35f" style:font-style-asian="normal" style:font-weight-asian="bold" style:font-style-complex="normal" style:font-weight-complex="bold"/>
    </style:style>
    <style:style style:name="P20" style:family="paragraph" style:parent-style-name="Text_20_body" style:list-style-name="L1">
      <style:text-properties style:font-name="Liberation Serif" fo:font-style="normal" fo:font-weight="bold" officeooo:rsid="0008323f" officeooo:paragraph-rsid="0008323f" style:font-style-asian="normal" style:font-weight-asian="bold" style:font-style-complex="normal" style:font-weight-complex="bold"/>
    </style:style>
    <style:style style:name="P21" style:family="paragraph" style:parent-style-name="Text_20_body" style:list-style-name="L1">
      <style:text-properties style:font-name="Liberation Serif" fo:font-style="normal" fo:font-weight="bold" officeooo:rsid="0008a5b2" officeooo:paragraph-rsid="0008a5b2" style:font-style-asian="normal" style:font-weight-asian="bold" style:font-style-complex="normal" style:font-weight-complex="bold"/>
    </style:style>
    <style:style style:name="P22" style:family="paragraph" style:parent-style-name="Text_20_body" style:list-style-name="L1">
      <style:text-properties style:font-name="Liberation Serif" fo:font-style="italic" fo:font-weight="bold" officeooo:rsid="0008323f" officeooo:paragraph-rsid="0008323f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paragraph-rsid="0008323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08323f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569cd6" loext:opacity="100%"/>
    </style:style>
    <style:style style:name="T8" style:family="text">
      <style:text-properties fo:color="#cccccc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c586c0" loext:opacity="100%"/>
    </style:style>
    <style:style style:name="T14" style:family="text">
      <style:text-properties fo:color="#4fc1ff" loext:opacity="100%"/>
    </style:style>
    <style:style style:name="T15" style:family="text">
      <style:text-properties fo:color="#ce9178" loext:opacity="100%"/>
    </style:style>
    <style:style style:name="T16" style:family="text">
      <style:text-properties fo:color="#6a9955" loext:opacity="100%" style:font-name="Noto Mono" fo:language="en" fo:country="US" fo:font-weight="normal" fo:background-color="#1f1f1f" loext:char-shading-value="0" style:font-weight-asian="normal" style:font-weight-complex="normal"/>
    </style:style>
    <style:style style:name="T17" style:family="text">
      <style:text-properties fo:color="#6a9955" loext:opacity="100%" style:font-name="Noto Mono" fo:language="en" fo:country="US" fo:font-style="normal" fo:font-weight="normal" officeooo:rsid="0008323f" fo:background-color="#1f1f1f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en" fo:country="US" fo:font-style="normal" fo:font-weight="normal" officeooo:rsid="0008323f" style:font-style-asian="normal" style:font-weight-asian="normal" style:font-style-complex="normal" style:font-weight-complex="normal"/>
    </style:style>
    <style:style style:name="T19" style:family="text">
      <style:text-properties style:font-name="Noto Mono" fo:language="en" fo:country="US" fo:font-weight="normal" style:font-weight-asian="normal" style:font-weight-complex="normal"/>
    </style:style>
    <text:list-style style:name="L1">
      <text:list-level-style-number text:level="1" loext:num-list-format="2.%1%" style:num-prefix="2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8"><text:span text:style-name="T1">Fill in the blanks in each of the following statements:</text:span></text:p>
          <text:list>
            <text:list-item>
              <text:p text:style-name="P8"><text:span text:style-name="T1">A(n) </text:span><text:span text:style-name="T2">left brace ( { )</text:span><text:span text:style-name="T3"> begins the body of every method, and a(n) </text:span><text:span text:style-name="T2">right brace ( } )</text:span><text:span text:style-name="T3"> <text:s/>ends the body of every method.</text:span></text:p>
            </text:list-item>
            <text:list-item>
              <text:p text:style-name="P8"><text:span text:style-name="T3">You can use the</text:span><text:span text:style-name="T2"> if</text:span><text:span text:style-name="T3"> statement to make decisions.</text:span></text:p>
            </text:list-item>
            <text:list-item>
              <text:p text:style-name="P8"><text:span text:style-name="T2">//</text:span><text:span text:style-name="T3"> begins an end-of-line comment.</text:span></text:p>
            </text:list-item>
            <text:list-item>
              <text:p text:style-name="P9"><text:span text:style-name="T1"><text:s/>Space characters</text:span><text:span text:style-name="T3">,</text:span><text:span text:style-name="T1"> newlines</text:span><text:span text:style-name="T3"> and</text:span><text:span text:style-name="T1"> tabs</text:span><text:span text:style-name="T3"> are called white space.</text:span><text:span text:style-name="T1"> </text:span></text:p>
            </text:list-item>
            <text:list-item>
              <text:p text:style-name="P10"><text:span text:style-name="T1">Keywords</text:span><text:span text:style-name="T3"> are reserved for use by Java.</text:span></text:p>
            </text:list-item>
            <text:list-item>
              <text:p text:style-name="P10"><text:span text:style-name="T3">Java applications begin execution at method </text:span><text:span text:style-name="T1">main</text:span><text:span text:style-name="T3">.</text:span></text:p>
            </text:list-item>
            <text:list-item>
              <text:p text:style-name="P10"><text:span text:style-name="T3">Methods </text:span><text:span text:style-name="T1">System.out.print</text:span><text:span text:style-name="T3">, </text:span><text:span text:style-name="T1">System.out.println</text:span><text:span text:style-name="T3"> and </text:span><text:span text:style-name="T1">System.out.printf</text:span><text:span text:style-name="T3"> display information in a command window.</text:span></text:p>
            </text:list-item>
          </text:list>
        </text:list-item>
        <text:list-item>
          <text:p text:style-name="P10"><text:span text:style-name="T3">State whether each of the following is </text:span><text:span text:style-name="T5">true</text:span><text:span text:style-name="T6"> or </text:span><text:span text:style-name="T5">false</text:span><text:span text:style-name="T6">. If </text:span><text:span text:style-name="T5">false</text:span><text:span text:style-name="T6">, explain why.</text:span></text:p>
          <text:list>
            <text:list-item>
              <text:p text:style-name="P10"><text:span text:style-name="T6">Comments cause the computer to print the text after the // on the screen when the program executes.</text:span></text:p>
              <text:p text:style-name="P11"><text:span text:style-name="T3">False. Comments are ignored by the compiler, they just are used for documenting the program.</text:span></text:p>
            </text:list-item>
            <text:list-item>
              <text:p text:style-name="P12"><text:span text:style-name="T3">All variables must be given a type when they’re declared.</text:span></text:p>
              <text:p text:style-name="P11"><text:span text:style-name="T3">True.</text:span></text:p>
            </text:list-item>
            <text:list-item>
              <text:p text:style-name="P12"><text:span text:style-name="T3">Java considers the variables number and NuMbEr to be identical.</text:span></text:p>
              <text:p text:style-name="P11"><text:span text:style-name="T3">False. Java is case sensitive, so variables with different capitalized letters are considered different.</text:span></text:p>
            </text:list-item>
            <text:list-item>
              <text:p text:style-name="P12"><text:span text:style-name="T3">The remainder operator (%) can be used only with integer operands.</text:span></text:p>
              <text:p text:style-name="P11"><text:span text:style-name="T3">False. It can be used with other types, but it is normally used with integers operators.</text:span></text:p>
            </text:list-item>
            <text:list-item>
              <text:p text:style-name="P12"><text:span text:style-name="T3">The arithmetic operators *, /, %, + and – all have the same level of precedence.</text:span></text:p>
              <text:p text:style-name="P11"><text:span text:style-name="T3">False. The operators *, / and % have the same level of precedence that is high than the + and -, the + and – have the same level of precedence.</text:span></text:p>
            </text:list-item>
          </text:list>
        </text:list-item>
        <text:list-item>
          <text:p text:style-name="P13"><text:span text:style-name="T3">Write statements to accomplish each of the following tasks:</text:span></text:p>
          <text:list>
            <text:list-item>
              <text:p text:style-name="P13"><text:span text:style-name="T3">Declare variables c, thisIsAVariable, q76354 and number to be of type int.</text:span></text:p>
              <text:p text:style-name="P14"><text:span text:style-name="T3">int c;</text:span></text:p>
              <text:p text:style-name="P14"><text:span text:style-name="T3">int thisIsAVariable;</text:span></text:p>
              <text:p text:style-name="P14"><text:span text:style-name="T3">int q76354;</text:span></text:p>
              <text:p text:style-name="P14"><text:span text:style-name="T3">int number;</text:span></text:p>
            </text:list-item>
            <text:list-item>
              <text:p text:style-name="P18"><text:span text:style-name="T3">Prompt the user to enter an integer.</text:span></text:p>
              <text:p text:style-name="P14"><text:soft-page-break/><text:span text:style-name="T3">System.out.print(“Enter an integer: “);</text:span></text:p>
            </text:list-item>
            <text:list-item>
              <text:p text:style-name="P18"><text:span text:style-name="T3">Input an integer and assign the result to int variable value. Assume Scanner variable input can be used to read a value from the keyboard.</text:span></text:p>
              <text:p text:style-name="P14"><text:span text:style-name="T3">value = input.nextInt();</text:span></text:p>
            </text:list-item>
            <text:list-item>
              <text:p text:style-name="P18"><text:span text:style-name="T3">Print “This is a Java program” on one line in the command window. Use method System.out.println.</text:span></text:p>
              <text:p text:style-name="P15"><text:span text:style-name="T3">System.out.println(“This is a Java program”);</text:span></text:p>
            </text:list-item>
            <text:list-item>
              <text:p text:style-name="P19"><text:span text:style-name="T3">Print “This is a Java Program” on two lines in the command windows. The first line should end with Java. Use method System.out.printf and two %s format specifiers.</text:span></text:p>
              <text:p text:style-name="P15"><text:span text:style-name="T3">System.out.printf(“%s%n%s%n”, “This is a Java”, “program”);</text:span></text:p>
            </text:list-item>
            <text:list-item>
              <text:p text:style-name="P19"><text:span text:style-name="T3">If the variable number is not equal to 7 display “The variable number is not equal to 7”.</text:span></text:p>
              <text:p text:style-name="P15"><text:span text:style-name="T3">if (number != 7)</text:span></text:p>
              <text:list>
                <text:list-header>
                  <text:p text:style-name="P15"><text:span text:style-name="T3">System.out.println(“The variable number is not equal to 7”);</text:span></text:p>
                </text:list-header>
              </text:list>
            </text:list-item>
          </text:list>
        </text:list-item>
        <text:list-item>
          <text:p text:style-name="P19"><text:span text:style-name="T3">Identi</text:span><text:span text:style-name="T4">fy and correct <text:s/>the errors in each of the following statements:</text:span></text:p>
          <text:list>
            <text:list-item>
              <text:p text:style-name="P16"><text:span text:style-name="T3">if (c &lt; 7);</text:span></text:p>
              <text:list>
                <text:list-header>
                  <text:p text:style-name="P16"><text:span text:style-name="T3">System.out.println(“c is less than 7”);</text:span></text:p>
                </text:list-header>
              </text:list>
            </text:list-item>
          </text:list>
          <text:p text:style-name="P2"><text:span text:style-name="T5">Error. Semicolon at the end of if statement, makes the if statement run an empty statement, and always run the next statement.</text:span></text:p>
          <text:p text:style-name="P22"><text:span text:style-name="T3">Correction. Remove the semicolon at the end of if statement.</text:span></text:p>
          <text:list text:continue-numbering="true">
            <text:list-item>
              <text:p text:style-name="P16"><text:span text:style-name="T3">if (c =&gt; 7)</text:span></text:p>
              <text:list>
                <text:list-header>
                  <text:p text:style-name="P16"><text:span text:style-name="T3">System.out.println(“c is equal to or greater than 7”);</text:span></text:p>
                </text:list-header>
              </text:list>
              <text:p text:style-name="P22"><text:span text:style-name="T3">Error. The relational operator is in a wrong order.</text:span></text:p>
              <text:p text:style-name="P22"><text:span text:style-name="T3">Correction. Substitute the relational operator to &gt;=</text:span></text:p>
            </text:list-item>
          </text:list>
        </text:list-item>
        <text:list-item>
          <text:p text:style-name="P20"><text:span text:style-name="T3">Write declarations, statements or comments that accomplish each of the following tasks:</text:span></text:p>
          <text:list>
            <text:list-item>
              <text:p text:style-name="P20"><text:span text:style-name="T3">State that a program will calculate the product of three integers.</text:span></text:p>
            </text:list-item>
            <text:list-item>
              <text:p text:style-name="P20"><text:span text:style-name="T3">Create a Scanner called input that reads values from the standard input.</text:span></text:p>
            </text:list-item>
            <text:list-item>
              <text:p text:style-name="P20"><text:span text:style-name="T3">Declare the variables x, y,z and result to be of type int.</text:span></text:p>
            </text:list-item>
            <text:list-item>
              <text:p text:style-name="P20"><text:span text:style-name="T3">Prompt the user to enter the first integer.</text:span></text:p>
            </text:list-item>
            <text:list-item>
              <text:p text:style-name="P20"><text:span text:style-name="T3">Read the first integer from the user and store it in the variable x.</text:span></text:p>
            </text:list-item>
            <text:list-item>
              <text:p text:style-name="P20"><text:span text:style-name="T3">Prompt the user to enter the second integer.</text:span></text:p>
            </text:list-item>
            <text:list-item>
              <text:p text:style-name="P20"><text:span text:style-name="T3">Read the second integer from user and store it in the variable y.</text:span></text:p>
            </text:list-item>
            <text:list-item>
              <text:p text:style-name="P20"><text:span text:style-name="T3">Prompt the user to enter the third integer.</text:span></text:p>
            </text:list-item>
            <text:list-item>
              <text:p text:style-name="P20"><text:span text:style-name="T3">Read the third integer from the user and store it in the variable z.</text:span></text:p>
            </text:list-item>
            <text:list-item>
              <text:p text:style-name="P20"><text:soft-page-break/><text:span text:style-name="T3">Compute the product of the three integers contained in variables x, y and z, and assign the result to the variable result.</text:span></text:p>
            </text:list-item>
            <text:list-item>
              <text:p text:style-name="P20"><text:span text:style-name="T3">Use System.out.printf to display the message “Product is” followed by the value of the variable result.</text:span></text:p>
            </text:list-item>
          </text:list>
        </text:list-item>
        <text:list-item>
          <text:p text:style-name="P21"><text:span text:style-name="T3">Using the statements you wrote in Exercise 2.5, write a complete program that calculates and prints the product of three integers.</text:span></text:p>
        </text:list-item>
      </text:list>
      <text:p text:style-name="P23"><text:span text:style-name="T18"><text:tab/></text:span><text:span text:style-name="T16">// Exe. 6.6: Program.java</text:span></text:p>
      <text:p text:style-name="P3">// Input three variables and calculate their product.</text:p>
      <text:p text:style-name="P5"><text:span text:style-name="T7">import</text:span><text:span text:style-name="T8"> </text:span><text:span text:style-name="T9">java</text:span><text:span text:style-name="T10">.</text:span><text:span text:style-name="T9">util</text:span><text:span text:style-name="T10">.</text:span><text:span text:style-name="T9">Scanner</text:span><text:span text:style-name="T8">;</text:span></text:p>
      <text:p text:style-name="P6"/>
      <text:p text:style-name="P5"><text:span text:style-name="T7">public</text:span><text:span text:style-name="T8"> </text:span><text:span text:style-name="T7">class</text:span><text:span text:style-name="T8"> </text:span><text:span text:style-name="T9">Program</text:span></text:p>
      <text:p text:style-name="P4">{</text:p>
      <text:p text:style-name="P5"><text:span text:style-name="T7">public</text:span><text:span text:style-name="T8"> </text:span><text:span text:style-name="T7">static</text:span><text:span text:style-name="T8"> </text:span><text:span text:style-name="T9">void</text:span><text:span text:style-name="T8"> </text:span><text:span text:style-name="T11">main</text:span><text:span text:style-name="T8">(</text:span><text:span text:style-name="T9">String</text:span><text:span text:style-name="T8">[] </text:span><text:span text:style-name="T12">args</text:span><text:span text:style-name="T8">)</text:span></text:p>
      <text:p text:style-name="P4">{</text:p>
      <text:p text:style-name="P5"><text:span text:style-name="T9">Scanner</text:span><text:span text:style-name="T8"> </text:span><text:span text:style-name="T12">input</text:span><text:span text:style-name="T8"> </text:span><text:span text:style-name="T10">=</text:span><text:span text:style-name="T8"> </text:span><text:span text:style-name="T13">new</text:span><text:span text:style-name="T8"> </text:span><text:span text:style-name="T11">Scanner</text:span><text:span text:style-name="T8">(</text:span><text:span text:style-name="T9">System</text:span><text:span text:style-name="T8">.</text:span><text:span text:style-name="T14">in</text:span><text:span text:style-name="T8">);</text:span></text:p>
      <text:p text:style-name="P6"/>
      <text:p text:style-name="P5"><text:span text:style-name="T9">int</text:span><text:span text:style-name="T8"> </text:span><text:span text:style-name="T12">x</text:span><text:span text:style-name="T8">;</text:span></text:p>
      <text:p text:style-name="P5"><text:span text:style-name="T9">int</text:span><text:span text:style-name="T8"> </text:span><text:span text:style-name="T12">y</text:span><text:span text:style-name="T8">;</text:span></text:p>
      <text:p text:style-name="P5"><text:span text:style-name="T9">int</text:span><text:span text:style-name="T8"> </text:span><text:span text:style-name="T12">z</text:span><text:span text:style-name="T8">;</text:span></text:p>
      <text:p text:style-name="P5"><text:span text:style-name="T9">int</text:span><text:span text:style-name="T8"> </text:span><text:span text:style-name="T12">result</text:span><text:span text:style-name="T8">;</text:span></text:p>
      <text:p text:style-name="P6"/>
      <text:p text:style-name="P5"><text:span text:style-name="T9">System</text:span><text:span text:style-name="T8">.</text:span><text:span text:style-name="T14">out</text:span><text:span text:style-name="T8">.</text:span><text:span text:style-name="T11">print</text:span><text:span text:style-name="T8">(</text:span><text:span text:style-name="T15">"Enter first integer: "</text:span><text:span text:style-name="T8">);</text:span></text:p>
      <text:p text:style-name="P5"><text:span text:style-name="T12">x</text:span><text:span text:style-name="T8"> </text:span><text:span text:style-name="T10">=</text:span><text:span text:style-name="T8"> </text:span><text:span text:style-name="T12">input</text:span><text:span text:style-name="T8">.</text:span><text:span text:style-name="T11">nextInt</text:span><text:span text:style-name="T8">();</text:span></text:p>
      <text:p text:style-name="P6"/>
      <text:p text:style-name="P5"><text:span text:style-name="T9">System</text:span><text:span text:style-name="T8">.</text:span><text:span text:style-name="T14">out</text:span><text:span text:style-name="T8">.</text:span><text:span text:style-name="T11">print</text:span><text:span text:style-name="T8">(</text:span><text:span text:style-name="T15">"Enter second integer: "</text:span><text:span text:style-name="T8">);</text:span></text:p>
      <text:p text:style-name="P5"><text:span text:style-name="T12">y</text:span><text:span text:style-name="T8"> </text:span><text:span text:style-name="T10">=</text:span><text:span text:style-name="T8"> </text:span><text:span text:style-name="T12">input</text:span><text:span text:style-name="T8">.</text:span><text:span text:style-name="T11">nextInt</text:span><text:span text:style-name="T8">();</text:span></text:p>
      <text:p text:style-name="P6"/>
      <text:p text:style-name="P5"><text:span text:style-name="T9">System</text:span><text:span text:style-name="T8">.</text:span><text:span text:style-name="T14">out</text:span><text:span text:style-name="T8">.</text:span><text:span text:style-name="T11">print</text:span><text:span text:style-name="T8">(</text:span><text:span text:style-name="T15">"Enter third integer: "</text:span><text:span text:style-name="T8">);</text:span></text:p>
      <text:p text:style-name="P5"><text:span text:style-name="T12">z</text:span><text:span text:style-name="T8"> </text:span><text:span text:style-name="T10">=</text:span><text:span text:style-name="T8"> </text:span><text:span text:style-name="T12">input</text:span><text:span text:style-name="T8">.</text:span><text:span text:style-name="T11">nextInt</text:span><text:span text:style-name="T8">();</text:span></text:p>
      <text:p text:style-name="P6"/>
      <text:p text:style-name="P5"><text:span text:style-name="T12">result</text:span><text:span text:style-name="T8"> </text:span><text:span text:style-name="T10">=</text:span><text:span text:style-name="T8"> </text:span><text:span text:style-name="T12">x</text:span><text:span text:style-name="T8"> </text:span><text:span text:style-name="T10">*</text:span><text:span text:style-name="T8"> </text:span><text:span text:style-name="T12">y</text:span><text:span text:style-name="T8"> </text:span><text:span text:style-name="T10">*</text:span><text:span text:style-name="T8"> </text:span><text:span text:style-name="T12">z</text:span><text:span text:style-name="T8">;</text:span></text:p>
      <text:p text:style-name="P6"/>
      <text:p text:style-name="P5"><text:span text:style-name="T9">System</text:span><text:span text:style-name="T8">.</text:span><text:span text:style-name="T14">out</text:span><text:span text:style-name="T8">.</text:span><text:span text:style-name="T11">printf</text:span><text:span text:style-name="T8">(</text:span><text:span text:style-name="T15">"Product is %d%n"</text:span><text:span text:style-name="T8">, </text:span><text:span text:style-name="T12">result</text:span><text:span text:style-name="T8">);</text:span></text:p>
      <text:p text:style-name="P7"/>
      <text:p text:style-name="P4">}</text:p>
      <text:p text:style-name="P4">}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39:17.899168413</meta:creation-date>
    <dc:date>2024-05-03T16:44:44.011544708</dc:date>
    <meta:editing-duration>PT11M20S</meta:editing-duration>
    <meta:editing-cycles>1</meta:editing-cycles>
    <meta:document-statistic meta:table-count="0" meta:image-count="0" meta:object-count="0" meta:page-count="3" meta:paragraph-count="81" meta:word-count="751" meta:character-count="4350" meta:non-whitespace-character-count="3710"/>
    <meta:generator>LibreOffice/24.2.2.2$Linux_X86_64 LibreOffice_project/427a8baee0312a7693737440f205d2e411d50bad</meta:generator>
  </office:meta>
</office:document-meta>
</file>